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48000000288A033CFB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SBSymbol" svg:font-family="LSBSymbol"/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10pt" fo:font-weight="bold" style:font-name-asian="Segoe UI1" style:font-size-asian="10pt" style:font-weight-asian="bold" style:font-name-complex="Segoe UI1" style:font-size-complex="10pt" style:font-weight-complex="bold"/>
    </style:style>
    <style:style style:name="P2" style:family="paragraph">
      <style:paragraph-properties fo:margin-left="0cm" fo:margin-right="0cm" fo:margin-top="0cm" fo:margin-bottom="0cm" fo:text-indent="0cm" style:text-autospace="none"/>
      <style:text-properties fo:color="#000000" style:font-name="Segoe UI1" fo:font-size="8.5pt" style:font-name-asian="Segoe UI1" style:font-size-asian="8.5pt" style:font-name-complex="Segoe UI1" style:font-size-complex="8.5pt"/>
    </style:style>
    <style:style style:name="P3" style:family="paragraph">
      <style:paragraph-properties fo:margin-left="0.318cm" fo:margin-right="0cm" fo:margin-top="0cm" fo:margin-bottom="0cm" fo:text-indent="0cm" style:text-autospace="none"/>
      <style:text-properties fo:color="#000000" style:font-name="Segoe UI1" fo:font-size="8.5pt" style:font-name-asian="Segoe UI1" style:font-size-asian="8.5pt" style:font-name-complex="Segoe UI1" style:font-size-complex="8.5pt"/>
    </style:style>
    <style:style style:name="P4" style:family="paragraph">
      <loext:graphic-properties draw:fill="none" draw:fill-color="#ffffff"/>
      <style:text-properties fo:color="#ffffff" style:font-name="Segoe UI" fo:font-size="26pt" fo:text-shadow="1pt 1pt" style:font-size-asian="26pt" style:font-size-complex="26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text-align="start" fo:text-indent="0cm" style:text-autospace="none"/>
      <style:text-properties fo:color="#000000" style:font-name="Segoe UI1" fo:font-size="10pt" fo:font-weight="bold" style:font-name-asian="Segoe UI1" style:font-size-asian="10pt" style:font-weight-asian="bold" style:font-name-complex="Segoe UI1" style:font-size-complex="10pt" style:font-weight-complex="bold"/>
    </style:style>
    <style:style style:name="P7" style:family="paragraph">
      <style:paragraph-properties fo:margin-left="0cm" fo:margin-right="0cm" fo:margin-top="0cm" fo:margin-bottom="0cm" fo:text-align="start" fo:text-indent="0cm" style:text-autospace="none"/>
      <style:text-properties fo:color="#000000" style:font-name="Segoe UI1" fo:font-size="10pt" fo:font-weight="normal" style:font-name-asian="Segoe UI1" style:font-size-asian="10pt" style:font-weight-asian="normal" style:font-name-complex="Segoe UI1" style:font-size-complex="10pt" style:font-weight-complex="normal"/>
    </style:style>
    <style:style style:name="P8" style:family="paragraph">
      <style:paragraph-properties fo:margin-left="0cm" fo:margin-right="0cm" fo:margin-top="0cm" fo:margin-bottom="0cm" fo:text-indent="0cm" style:text-autospace="none"/>
      <style:text-properties fo:color="#000000" style:font-name="Segoe UI1" fo:font-size="8.5pt" fo:font-weight="normal" style:font-name-asian="Segoe UI1" style:font-size-asian="8.5pt" style:font-weight-asian="normal" style:font-name-complex="Segoe UI1" style:font-size-complex="8.5pt" style:font-weight-complex="normal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1" fo:font-size="10pt" fo:text-shadow="1pt 1pt" fo:font-weight="normal" style:font-name-asian="Segoe UI1" style:font-size-asian="10pt" style:font-weight-asian="normal" style:font-name-complex="Segoe UI1" style:font-size-complex="10pt" style:font-weight-complex="normal"/>
    </style:style>
    <style:style style:name="P10" style:family="paragraph">
      <style:paragraph-properties fo:margin-left="0cm" fo:margin-right="0cm" fo:margin-top="0cm" fo:margin-bottom="0cm" fo:text-align="start" fo:text-indent="0cm" style:text-autospace="none"/>
      <style:text-properties fo:color="#ffffff" style:font-name="Segoe UI1" fo:font-size="10pt" fo:font-weight="normal" style:font-name-asian="Segoe UI1" style:font-size-asian="10pt" style:font-weight-asian="normal" style:font-name-complex="Segoe UI1" style:font-size-complex="10pt" style:font-weight-complex="normal"/>
    </style:style>
    <style:style style:name="P11" style:family="paragraph">
      <style:paragraph-properties fo:margin-left="0.635cm" fo:margin-right="0cm" fo:margin-top="0cm" fo:margin-bottom="0cm" fo:text-indent="0cm" style:text-autospace="none"/>
      <style:text-properties fo:color="#000000" style:font-name="Segoe UI1" fo:font-size="8.5pt" fo:font-weight="bold" style:font-name-asian="Segoe UI1" style:font-size-asian="8.5pt" style:font-weight-asian="bold" style:font-name-complex="Segoe UI1" style:font-size-complex="8.5pt" style:font-weight-complex="bold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ffffff" style:font-name="Segoe UI1" fo:font-size="10pt" fo:text-shadow="1pt 1pt" fo:font-weight="normal" style:font-name-asian="Segoe UI1" style:font-size-asian="10pt" style:font-weight-asian="normal" style:font-name-complex="Segoe UI1" style:font-size-complex="10pt" style:font-weight-complex="normal"/>
    </style:style>
    <style:style style:name="T1" style:family="text">
      <style:text-properties fo:color="#ffffff" style:font-name="Segoe UI" fo:font-size="26pt" fo:text-shadow="1pt 1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2" style:family="text">
      <style:text-properties fo:color="#83caff" style:text-position="33% 58%" style:font-name="Segoe UI1" fo:font-size="32pt" fo:text-shadow="1pt 1pt" style:font-name-asian="Segoe UI1" style:font-size-asian="32pt" style:font-name-complex="Segoe UI1" style:font-size-complex="32pt"/>
    </style:style>
    <style:style style:name="T3" style:family="text">
      <style:text-properties fo:color="#83caff" style:font-name="Segoe UI1" fo:font-size="32pt" fo:text-shadow="1pt 1pt" style:font-name-asian="Segoe UI1" style:font-size-asian="32pt" style:font-name-complex="Segoe UI1" style:font-size-complex="32pt"/>
    </style:style>
    <style:style style:name="T4" style:family="text">
      <style:text-properties fo:color="#83caff" style:font-name="Segoe UI" fo:font-size="32pt" fo:text-shadow="1pt 1pt" style:font-size-asian="32pt" style:font-size-complex="32pt"/>
    </style:style>
    <style:style style:name="T5" style:family="text">
      <style:text-properties fo:color="#ffffff" style:font-name="Segoe UI" fo:font-size="32pt" fo:text-shadow="1pt 1pt" style:font-size-asian="32pt" style:font-size-complex="32pt"/>
    </style:style>
    <style:style style:name="T6" style:family="text">
      <style:text-properties fo:color="#ffffff" style:font-name="Segoe UI1" fo:font-size="32pt" fo:text-shadow="1pt 1pt" style:font-name-asian="Segoe UI1" style:font-size-asian="32pt" style:font-name-complex="Segoe UI1" style:font-size-complex="32pt"/>
    </style:style>
    <style:style style:name="T7" style:family="text">
      <style:text-properties fo:color="#83caff" style:text-position="33% 58%" style:font-name="Segoe UI1" fo:font-size="32pt" fo:text-shadow="none" style:font-name-asian="Segoe UI1" style:font-size-asian="32pt" style:font-name-complex="Segoe UI1" style:font-size-complex="32pt"/>
    </style:style>
    <style:style style:name="T8" style:family="text">
      <style:text-properties fo:color="#83caff" style:text-position="33% 58%" style:font-name="Segoe UI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9" style:family="text">
      <style:text-properties fo:color="#83caff" style:font-name="Segoe UI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10" style:family="text">
      <style:text-properties fo:color="#83caff" style:font-name="Segoe UI" fo:font-size="32pt" fo:text-shadow="1pt 1pt" fo:font-weight="normal" style:font-size-asian="32pt" style:font-weight-asian="normal" style:font-size-complex="32pt" style:font-weight-complex="normal"/>
    </style:style>
    <style:style style:name="T11" style:family="text"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12" style:family="text">
      <style:text-properties fo:color="#ffffff" style:font-name="Segoe UI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13" style:family="text">
      <style:text-properties fo:color="#83caff" style:text-position="33% 58%" style:font-name="Segoe UI1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14" style:family="text">
      <style:text-properties fo:color="#83caff" style:font-name="Segoe UI1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15" style:family="text">
      <style:text-properties fo:color="#ffffff" style:font-name="Segoe UI1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16" style:family="text">
      <style:text-properties fo:color="#ffffff" style:text-position="0% 100%" style:font-name="Segoe UI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17" style:family="text">
      <style:text-properties fo:font-variant="normal" fo:text-transform="none" fo:color="#ffffff" style:text-outline="false" style:text-line-through-style="none" style:text-line-through-type="none" style:text-position="0% 100%" style:font-name="Segoe UI" fo:font-size="32pt" fo:font-style="normal" fo:text-shadow="1pt 1pt" style:text-underline-style="none" fo:font-weight="normal" style:letter-kerning="true" style:font-name-asian="Segoe UI1" style:font-size-asian="32pt" style:font-style-asian="normal" style:font-weight-asian="normal" style:font-name-complex="Segoe UI1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4" draw:layer="layout" svg:width="25.4cm" svg:height="7.478cm" svg:x="1.524cm" svg:y="0.254cm">
          <draw:text-box>
            <text:p text:style-name="P1"><text:span text:style-name="T1">Psalm 29:1–11</text:span></text:p>
            <text:p text:style-name="P2"><text:span text:style-name="T2">1</text:span><text:span text:style-name="T3"> </text:span><text:span text:style-name="T4">Ascribe to the L</text:span><text:span text:style-name="T3">ORD</text:span><text:span text:style-name="T4">, O heavenly beings,</text:span></text:p>
            <text:p text:style-name="P3"><text:span text:style-name="T5"><text:s text:c="5"/></text:span><text:span text:style-name="T5">ascribe to the L</text:span><text:span text:style-name="T6">ORD</text:span><text:span text:style-name="T5"> glo</text:span><text:span text:style-name="T5">ry and strength.</text:span></text:p>
            <text:p text:style-name="P2"><text:span text:style-name="T7">2</text:span><text:span text:style-name="T3"> </text:span><text:span text:style-name="T4">Ascribe to the L</text:span><text:span text:style-name="T3">ORD</text:span><text:span text:style-name="T4"> the glory due his name;</text:span></text:p>
            <text:p text:style-name="P3"><text:span text:style-name="T5"><text:s text:c="5"/></text:span><text:span text:style-name="T5">worship the L</text:span><text:span text:style-name="T6">ORD</text:span><text:span text:style-name="T5"> in the splendor of </text:span><text:span text:style-name="T5">holines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1" draw:text-style-name="P4" draw:layer="layout" svg:width="25.4cm" svg:height="7.766cm" svg:x="1.524cm" svg:y="0.254cm">
          <draw:text-box>
            <text:p text:style-name="P6"><text:span text:style-name="T8">3</text:span><text:span text:style-name="T9"> </text:span><text:span text:style-name="T10">The voice of the L</text:span><text:span text:style-name="T9">ORD</text:span><text:span text:style-name="T10"> is over the waters;</text:span></text:p>
            <text:p text:style-name="P3"><text:span text:style-name="T11"><text:s text:c="6"/></text:span><text:span text:style-name="T11">the God of glory thunders, the L</text:span><text:span text:style-name="T12">ORD</text:span><text:span text:style-name="T11">, over </text:span></text:p>
            <text:p text:style-name="P3"><text:span text:style-name="T11"><text:s text:c="6"/></text:span><text:span text:style-name="T11">many <text:s/>waters.</text:span></text:p>
            <text:p text:style-name="P2"><text:span text:style-name="T8">4</text:span><text:span text:style-name="T9"> </text:span><text:span text:style-name="T10">The voice of the L</text:span><text:span text:style-name="T9">ORD</text:span><text:span text:style-name="T10"> is powerful;</text:span></text:p>
            <text:p text:style-name="P3"><text:span text:style-name="T11"><text:s text:c="6"/></text:span><text:span text:style-name="T11">the voice of the L</text:span><text:span text:style-name="T12">ORD</text:span><text:span text:style-name="T11"> is full of majesty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1" draw:text-style-name="P4" draw:layer="layout" svg:width="25.4cm" svg:height="6.263cm" svg:x="1.524cm" svg:y="0.254cm">
          <draw:text-box>
            <text:p text:style-name="P6"><text:span text:style-name="T13">5</text:span><text:span text:style-name="T14"> </text:span><text:span text:style-name="T10">The voice of the L</text:span><text:span text:style-name="T14">ORD</text:span><text:span text:style-name="T10"> breaks the cedars;</text:span></text:p>
            <text:p text:style-name="P3"><text:span text:style-name="T5"><text:s text:c="5"/></text:span><text:span text:style-name="T5">the L</text:span><text:span text:style-name="T6">ORD</text:span><text:span text:style-name="T5"> breaks the cedars of</text:span><text:span text:style-name="T5"> Lebanon.</text:span></text:p>
            <text:p text:style-name="P2"><text:span text:style-name="T2">6</text:span><text:span text:style-name="T3"> </text:span><text:span text:style-name="T4">He makes Lebanon to skip</text:span><text:span text:style-name="T4"> like a calf,</text:span></text:p>
            <text:p text:style-name="P3"><text:span text:style-name="T5"><text:s text:c="5"/></text:span><text:span text:style-name="T5">and Sirion like a young</text:span><text:span text:style-name="T5"> wild ox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1" draw:text-style-name="P4" draw:layer="layout" svg:width="25.4cm" svg:height="6.263cm" svg:x="1.524cm" svg:y="0.254cm">
          <draw:text-box>
            <text:p text:style-name="P6"><text:span text:style-name="T13">7</text:span><text:span text:style-name="T14"> </text:span><text:span text:style-name="T10">The voice of the L</text:span><text:span text:style-name="T14">ORD</text:span><text:span text:style-name="T11"> </text:span></text:p>
            <text:p text:style-name="P2"><text:span text:style-name="T5"><text:s text:c="6"/></text:span><text:span text:style-name="T5">flashes forth flames of fire.</text:span></text:p>
            <text:p text:style-name="P2"><text:span text:style-name="T2">8</text:span><text:span text:style-name="T3"> </text:span><text:span text:style-name="T4">The voice of the L</text:span><text:span text:style-name="T3">ORD</text:span><text:span text:style-name="T4"> shakes the</text:span><text:span text:style-name="T4"> wilderness;</text:span></text:p>
            <text:p text:style-name="P3"><text:span text:style-name="T5"><text:s text:c="5"/></text:span><text:span text:style-name="T5">the L</text:span><text:span text:style-name="T6">ORD</text:span><text:span text:style-name="T5"> shakes the wilderness</text:span><text:span text:style-name="T5"> of Kadesh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1" draw:text-style-name="P4" draw:layer="layout" svg:width="25.4cm" svg:height="7.766cm" svg:x="1.524cm" svg:y="0.254cm">
          <draw:text-box>
            <text:p text:style-name="P6"><text:span text:style-name="T13">9</text:span><text:span text:style-name="T14"> </text:span><text:span text:style-name="T10">The voice of the L</text:span><text:span text:style-name="T14">ORD</text:span><text:span text:style-name="T10"> makes the deer give birth</text:span></text:p>
            <text:p text:style-name="P3"><text:span text:style-name="T10"><text:s/></text:span><text:span text:style-name="T10">and strips the</text:span><text:span text:style-name="T10"> forests bare,</text:span></text:p>
            <text:p text:style-name="P3"><text:span text:style-name="T5"><text:s text:c="5"/></text:span><text:span text:style-name="T5">and in his temple all cry,</text:span><text:span text:style-name="T5"> “Glory!”</text:span></text:p>
            <text:p text:style-name="P2"><text:span text:style-name="T2">10</text:span><text:span text:style-name="T3"> </text:span><text:span text:style-name="T4">The L</text:span><text:span text:style-name="T3">ORD</text:span><text:span text:style-name="T4"> sits enthroned over the flood;</text:span></text:p>
            <text:p text:style-name="P3"><text:span text:style-name="T5"><text:s text:c="5"/></text:span><text:span text:style-name="T5">the L</text:span><text:span text:style-name="T6">ORD</text:span><text:span text:style-name="T5"> sits enthroned as king for</text:span><text:span text:style-name="T5">ever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3" draw:text-style-name="P9" draw:layer="layout" svg:width="25.4cm" svg:height="3.81cm" svg:x="1.524cm" svg:y="0.254cm">
          <draw:text-box>
            <text:p text:style-name="P7"><text:span text:style-name="T13">11</text:span><text:span text:style-name="T14"> </text:span><text:span text:style-name="T10">May the L</text:span><text:span text:style-name="T14">ORD</text:span><text:span text:style-name="T10"> give strength to his people!</text:span></text:p>
            <text:p text:style-name="P8"><text:span text:style-name="T11"><text:s text:c="7"/></text:span><text:span text:style-name="T11">May the L</text:span><text:span text:style-name="T15">ORD</text:span><text:span text:style-name="T11"> bless his people</text:span><text:span text:style-name="T11"> with peac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Hymn_25_20template" presentation:presentation-page-layout-name="AL1T0">
        <draw:frame draw:style-name="gr3" draw:text-style-name="P12" draw:layer="layout" svg:width="25.4cm" svg:height="6.263cm" svg:x="1.524cm" svg:y="0.254cm">
          <draw:text-box>
            <text:p text:style-name="P10"><text:span text:style-name="T16">C: </text:span><text:span text:style-name="T17">Glory be to the Father and to the Son and to </text:span></text:p>
            <text:p text:style-name="P11"><text:span text:style-name="T17"><text:s text:c="2"/></text:span><text:span text:style-name="T17">the Holy Ghost; </text:span><text:span text:style-name="T16">as it was in the beginning, is <text:s/></text:span></text:p>
            <text:p text:style-name="P11"><text:span text:style-name="T16"><text:s text:c="2"/></text:span><text:span text:style-name="T16">now, and ever shall be, world without end. <text:s/></text:span></text:p>
            <text:p text:style-name="P11"><text:span text:style-name="T16"><text:s text:c="2"/></text:span><text:span text:style-name="T16">Ame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SBSymbol" svg:font-family="LSBSymbol"/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000000288A033CFB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6T20:53:40.006000000</meta:creation-date>
    <dc:title>Hymn template</dc:title>
    <meta:editing-duration>PT8M53S</meta:editing-duration>
    <meta:editing-cycles>2</meta:editing-cycles>
    <meta:generator>LibreOffice/4.4.3.2$Windows_x86 LibreOffice_project/88805f81e9fe61362df02b9941de8e38a9b5fd16</meta:generator>
    <meta:initial-creator>Arthur Hoch</meta:initial-creator>
    <dc:date>2015-05-26T21:14:37.677000000</dc:date>
    <dc:creator>Arthur Hoch</dc:creator>
    <meta:document-statistic meta:object-count="42"/>
    <meta:template xlink:type="simple" xlink:actuate="onRequest" xlink:title="Hymn template" xlink:href="../../AppData/Roaming/LibreOffice/4/user/template/Worship%20Templsates/Hymn%20template.otp" meta:date="2015-05-26T20:53:39.725000000"/>
  </office:meta>
</office:document-meta>
</file>